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ázev hry: Prehistorik</text:h>
      <text:p text:style-name="Standard"/>
      <text:p text:style-name="Standard">Žánr: pravěká strategie s prvky sims, boj o přežití, starání se o osadu</text:p>
      <text:p text:style-name="Standard"/>
      <text:p text:style-name="Standard">-pandulaci musej jsit, pit, muze jim bejt zima-&gt; musej mit kuze na oblikani (rocni obdobi), maj omezenou energii – musej spat (stridani dne a noci)</text:p>
      <text:p text:style-name="Standard"/>
      <text:p text:style-name="Standard">ohen zvysuje teplo, ale spotrebovava drevo (surovina), to se obnovuje celkem pomalu</text:p>
      <text:p text:style-name="Standard"/>
      <text:p text:style-name="Standard">jeskyne, chatrce z blata, kameni a vetvi (nak hezky to graficky ztvarnit :D) ?</text:p>
      <text:p text:style-name="Standard"/>
      <text:p text:style-name="Standard">napady na suroviny: maso, zeleny jidlo, jil, pazourek, voda, drevo, kozesiny, medovina, ???</text:p>
      <text:p text:style-name="Standard"/>
      <text:p text:style-name="Standard">zbrane: nic, sutr, kyj, ostep, mozna luk, prak</text:p>
      <text:p text:style-name="Standard"/>
      <text:p text:style-name="Standard">nekde na uvod hlaska, ze hra se nesnazi uplne kopirovat historii, jen se ji lehce inspiruje (viz nejaci ojedineli dinosauri vs lidi – to je trochu fantasy :) )</text:p>
      <text:p text:style-name="Standard"/>
      <text:p text:style-name="Standard">vlastnosti pajdulaku: sila, stamina, spokojenost, nazranost, napitost, naalkoholovanost, teplo (jestli jsou tepli :) nebo je jim zima - oblecenost), mana (jestli budou samani)</text:p>
      <text:p text:style-name="Standard"/>
      <text:p text:style-name="Standard">zvirata: vlci, zajici, ptaci, ryby, medvedi, mamuti, mozna for fun ojedinele dinosauri ...</text:p>
      <text:p text:style-name="Standard"/>
      <text:p text:style-name="Standard">velikost mapy? (+jemnost, heightmapa)</text:p>
      <text:p text:style-name="Standard"/>
      <text:p text:style-name="Standard">vymyslet pohled na mapu – jakej uhel kamery, jakej zoom?</text:p>
      <text:p text:style-name="Standard"/>
      <text:p text:style-name="Standard">Technologie: Mogre + C#,</text:p>
      <text:p text:style-name="Standard">na zvuk asi fmod, fyzika 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3M33S</meta:editing-duration>
    <meta:editing-cycles>5</meta:editing-cycles>
    <meta:generator>OpenOffice.org/3.1$Win32 OpenOffice.org_project/310m19$Build-9420</meta:generator>
    <dc:date>2011-05-09T21:09:15.42</dc:date>
    <dc:creator>Luboš Běhounek</dc:creator>
    <meta:document-statistic meta:table-count="0" meta:image-count="0" meta:object-count="0" meta:page-count="1" meta:paragraph-count="14" meta:word-count="177" meta:character-count="1106"/>
    <meta:user-defined meta:name="Info 1"/>
    <meta:user-defined meta:name="Info 2"/>
    <meta:user-defined meta:name="Info 3"/>
    <meta:user-defined meta:name="Info 4"/>
  </office:meta>
</office:document-meta>
</file>